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5" style:family="paragraph" style:parent-style-name="Standard">
      <style:text-properties style:font-name="Liberation Serif" fo:font-size="12pt" style:font-size-asian="12pt" style:font-size-complex="12pt"/>
    </style:style>
    <style:style style:name="P296" style:family="paragraph" style:parent-style-name="Text_20_body" style:list-style-name="L1">
      <style:text-properties officeooo:rsid="01267bc1" officeooo:paragraph-rsid="01267bc1"/>
    </style:style>
    <style:style style:name="P297" style:family="paragraph" style:parent-style-name="Text_20_body" style:list-style-name="L2">
      <style:text-properties officeooo:paragraph-rsid="0084ac1f"/>
    </style:style>
    <style:style style:name="P298" style:family="paragraph" style:parent-style-name="Text_20_body" style:list-style-name="L2">
      <style:text-properties officeooo:rsid="008374c9" officeooo:paragraph-rsid="008374c9"/>
    </style:style>
    <style:style style:name="P299" style:family="paragraph" style:parent-style-name="Text_20_body" style:list-style-name="L2">
      <style:text-properties officeooo:rsid="0086622e" officeooo:paragraph-rsid="0086622e"/>
    </style:style>
    <style:style style:name="P300" style:family="paragraph" style:parent-style-name="Text_20_body" style:list-style-name="L2">
      <style:text-properties officeooo:rsid="0086ebbe" officeooo:paragraph-rsid="0086ebbe"/>
    </style:style>
    <style:style style:name="P301" style:family="paragraph" style:parent-style-name="Text_20_body" style:list-style-name="L3">
      <style:text-properties officeooo:rsid="00886cd4" officeooo:paragraph-rsid="00886cd4"/>
    </style:style>
    <style:style style:name="P302" style:family="paragraph" style:parent-style-name="Text_20_body" style:list-style-name="L3">
      <style:text-properties officeooo:rsid="008baa08" officeooo:paragraph-rsid="008baa08"/>
    </style:style>
    <style:style style:name="P303" style:family="paragraph" style:parent-style-name="Text_20_body" style:list-style-name="L3">
      <style:text-properties officeooo:rsid="00981d50" officeooo:paragraph-rsid="00981d50"/>
    </style:style>
    <style:style style:name="P304" style:family="paragraph" style:parent-style-name="Text_20_body" style:list-style-name="L3">
      <style:text-properties officeooo:rsid="009c6041" officeooo:paragraph-rsid="009c6041"/>
    </style:style>
    <style:style style:name="P305" style:family="paragraph" style:parent-style-name="Text_20_body" style:list-style-name="L3">
      <style:text-properties officeooo:rsid="008f5ccb" officeooo:paragraph-rsid="008f5ccb"/>
    </style:style>
    <style:style style:name="P306" style:family="paragraph" style:parent-style-name="Text_20_body" style:list-style-name="L3">
      <style:text-properties officeooo:rsid="009d1f7b" officeooo:paragraph-rsid="009d1f7b"/>
    </style:style>
    <style:style style:name="P307" style:family="paragraph" style:parent-style-name="Text_20_body" style:list-style-name="L4">
      <style:text-properties officeooo:rsid="002ddd9f" officeooo:paragraph-rsid="002ddd9f"/>
    </style:style>
    <style:style style:name="P308" style:family="paragraph" style:parent-style-name="Text_20_body" style:list-style-name="L4">
      <style:text-properties officeooo:rsid="00311d8b" officeooo:paragraph-rsid="00311d8b"/>
    </style:style>
    <style:style style:name="P309" style:family="paragraph" style:parent-style-name="Text_20_body" style:list-style-name="L4">
      <style:text-properties officeooo:rsid="00327102" officeooo:paragraph-rsid="00327102"/>
    </style:style>
    <style:style style:name="P310" style:family="paragraph" style:parent-style-name="Text_20_body">
      <style:text-properties officeooo:rsid="0265bd5c" officeooo:paragraph-rsid="0265bd5c"/>
    </style:style>
    <style:style style:name="P311" style:family="paragraph" style:parent-style-name="Text_20_body">
      <style:text-properties officeooo:rsid="0267f514" officeooo:paragraph-rsid="0267f514"/>
    </style:style>
    <style:style style:name="P312" style:family="paragraph" style:parent-style-name="Text_20_body">
      <style:text-properties officeooo:rsid="02698f32" officeooo:paragraph-rsid="02698f32"/>
    </style:style>
    <style:style style:name="P313" style:family="paragraph" style:parent-style-name="Text_20_body">
      <style:text-properties officeooo:rsid="02771840" officeooo:paragraph-rsid="02771840"/>
    </style:style>
    <style:style style:name="P314" style:family="paragraph" style:parent-style-name="Text_20_body">
      <style:text-properties officeooo:rsid="027a9f64" officeooo:paragraph-rsid="027a9f64"/>
    </style:style>
    <style:style style:name="P31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1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310">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p text:style-name="P310"/>
      <text:p text:style-name="P311">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312">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text:span text:style-name="T328"/></text:p>
      <text:p text:style-name="P264"><text:span text:style-name="T328"><text:s text:c="4"/></text:span><text:span text:style-name="T327">## Property getter for the text in this TextObject: `value = o.Text`</text:span></text:p>
      <text:p text:style-name="P262"><text:span text:style-name="T328"><text:s text:c="4"/>@</text:span><text:span text:style-name="T220">property</text:span></text:p>
      <text:p text:style-name="P262"><text:span text:style-name="T328"><text:s text:c="4"/></text:span><text:span text:style-name="T100">def</text:span><text:span text:style-name="T328"> </text:span><text:span text:style-name="T220">Text</text:span><text:span text:style-name="T328">(self) -&gt; </text:span><text:span text:style-name="T220">str</text:span><text:span text:style-name="T328">:</text:span></text:p>
      <text:p text:style-name="P262"><text:span text:style-name="T328"><text:s text:c="8"/></text:span><text:span text:style-name="T100">return</text:span><text:span text:style-name="T328"> </text:span><text:span text:style-name="T100">self.</text:span><text:span text:style-name="T328">_text</text:span></text:p>
      <text:p text:style-name="Code"/>
      <text:p text:style-name="P261"><text:span text:style-name="T78"><text:s text:c="4"/></text:span><text:span text:style-name="T326">##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oft-page-break/><text:span text:style-name="T78"/></text:p>
      <text:p text:style-name="Code"><text:span text:style-name="T83"><text:s text:c="4"/></text:span><text:span text:style-name="T327">## @}</text:span></text:p>
      <text:p text:style-name="Text_20_body">It shows up in HTML like this:</text:p>
      <text:p text:style-name="P294"><text:span text:style-name="T87">Properties</text:span></text:p>
      <text:p text:style-name="P295"><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5"><text:span text:style-name="T87"><text:s/></text:span></text:p>
      <text:p text:style-name="P295"><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313">Updated <text:span text:style-name="T331">Python </text:span>Facade IDeviceNetworkHighLevel.NumChains() method to be GetNumChains(), like in C#. <text:s/><text:span text:style-name="T330">I'm not sure why I renamed it in C++.</text:span></text:p>
      <text:p text:style-name="P314">Updated Python Flyweight pattern code to use above approach for properties.</text:p>
      <text:p text:style-name="Text_20_body"/>
      <text:h text:style-name="Heading_20_1" text:outline-level="1" text:is-list-header="true">Mar 18, 2023</text:h>
      <text:p text:style-name="P251">Finished translating the Visitor pattern code from C++ to Python. <text:s/><text:span text:style-name="T311">Updated the write-up to use a table form of the links to the </text:span>visitor<text:span text:style-name="T311">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Mar 17, 2023</text:h>
      <text:p text:style-name="P239">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text:soft-page-break/>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2">SpecialChar.</text:span>EOF_CHAR:</text:p>
      <text:p text:style-name="P244"><text:s text:c="8"/># THIS WILL NOT BE ACCEPTED</text:p>
      <text:p text:style-name="P240"/>
      <text:p text:style-name="P240">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09">Null Object</text:span> pattern code from C++ to Python. <text:s/>Updated the write-up to use a table form of the links to the <text:span text:style-name="T309">nullobject</text:span> class.</text:p>
      <text:p text:style-name="P241">Translated the Observer pattern code from C++ to Python.<text:span text:style-name="T311"> <text:s/>Updated the write-up to use a table form of the links to the </text:span>observer<text:span text:style-name="T311"> class.</text:span></text:p>
      <text:p text:style-name="P242">Translated the Proxy pattern code from C++ to Python.<text:span text:style-name="T311"> <text:s/>Updated the write-up to use a table form of the links to the </text:span><text:span text:style-name="T310">observer</text:span><text:span text:style-name="T311">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8"> <text:s/>Updated the write-up to use a table form of the links to the </text:span>mediator<text:span text:style-name="T308"> class.</text:span></text:p>
      <text:h text:style-name="P270" text:outline-level="1" text:is-list-header="true">Mar 14, 2023</text:h>
      <text:p text:style-name="P231">Modified flyweight_classes.Helpers.readkey() to use sys.stdin.read(1) instead of relying on msvcrt.getch().</text:p>
      <text:p text:style-name="P231">Revi<text:span text:style-name="T305">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6">Note: Windows Terminal and PowerShell both support colors automatically; <text:span text:style-name="T287">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8">= </text:span>0x0004</text:p>
      <text:p text:style-name="Code">ENABLE_WRAP_AT_EOL_OUTPUT <text:span text:style-name="T288">= </text:span>0x0002</text:p>
      <text:p text:style-name="Code">ENABLE_PROCESSED_OUTPUT <text:span text:style-name="T288">=</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89">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1">Translated the Facade pattern code from <text:span text:style-name="T292">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5">Ah. <text:s/>The sys.stdin.read() needs the exact number of characters to fetch. <text:s/><text:span text:style-name="T299">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0">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3">Will modify the others as I complete the Python code.</text:span></text:p>
      <text:h text:style-name="P27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07">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3">Hmm.</text:span> <text:s/><text:span text:style-name="T269">If I modify the closing C++ marker to from this:</text:span></text:p>
      <text:p text:style-name="Code">//! <text:span text:style-name="T269">[Using Command in C++]</text:span></text:p>
      <text:p text:style-name="P188">To this:</text:p>
      <text:p text:style-name="Code">// ! [Using Command in C++]</text:p>
      <text:p text:style-name="P188">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89">Fixed all snippet markers in C# to be "<text:span text:style-name="T25">// ! [marker text]</text:span>".</text:p>
      <text:p text:style-name="P190">Fixed all snippet markers in C++ to be <text:span text:style-name="T272">"</text:span><text:span text:style-name="T29">// ! [marker text]</text:span><text:span text:style-name="T272">".</text:span></text:p>
      <text:p text:style-name="P191">Unfortunately, a<text:span text:style-name="T268">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0">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75"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276" text:outline-level="1" text:is-list-header="true">Mar 8, 2023</text:h>
      <text:p text:style-name="P174">Translated the State pattern from C# to C++. <text:s/>Includes write-up and diagram image. <text:s/><text:span text:style-name="T258">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6">Done.</text:span></text:p>
      <text:p text:style-name="P168"><text:soft-page-break/>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3">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0">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2">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text:soft-page-break/>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85"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96">Make sure the parameters are different so overloading allows both to exist.</text:p>
        </text:list-item>
        <text:list-item>
          <text:p text:style-name="P29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9">The disadvantage of markdown is the page name must be explicitly used and the link text must be explicitly given.</text:p>
            </text:list-item>
            <text:list-item>
              <text:p text:style-name="P30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2">Doxygen does not interpret this <text:span text:style-name="T61">the same way</text:span>. <text:s/>Doxygen ignores the alt text and converts the title into a caption under the image.</text:p>
            </text:list-item>
            <text:list-item>
              <text:p text:style-name="P30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4">The "image" class centers the image.</text:p>
            </text:list-item>
          </text:list>
        </text:list-item>
        <text:list-item>
          <text:p text:style-name="P305"><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text:span><text:soft-page-break/><text:span text:style-name="T94">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16" svg:width="2.3004in" svg:height="2.2189in" svg:x="0in" svg:y="0in"><text:p text:style-name="P315"><text:span text:style-name="T33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7" xml:id="id2" draw:id="id2" svg:width="1.1098in" svg:height="1.2713in" svg:x="3.7in" svg:y="0.4264in"><text:p text:style-name="P315"><text:span text:style-name="T332">External</text:span></text:p><text:p text:style-name="P315"><text:span text:style-name="T332">component</text:span></text:p><draw:enhanced-geometry svg:viewBox="0 0 21600 21600" draw:type="rectangle" draw:enhanced-path="M 0 0 L 21600 0 21600 21600 0 21600 0 0 Z N"/></draw:custom-shape><draw:custom-shape draw:name="Shape 11" draw:style-name="gr4" draw:text-style-name="P319" svg:width="0.5543in" svg:height="0.3307in" svg:x="0.3457in" svg:y="0.1634in"><text:p text:style-name="P318"><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19" svg:width="0.5539in" svg:height="0.3307in" svg:x="1.4in" svg:y="0.1437in"><text:p text:style-name="P318"><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1" xml:id="id1" draw:id="id1" svg:width="0.635in" svg:height="0.4335in" svg:x="1.4252in" svg:y="0.8437in"><text:p text:style-name="P320"><text:span text:style-name="T334">Adapter</text:span></text:p><text:p text:style-name="P320"><text:span text:style-name="T3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19" svg:width="0.5543in" svg:height="0.3307in" svg:x="1.3709in" svg:y="1.4882in"><text:p text:style-name="P318"><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19" svg:width="0.5543in" svg:height="0.3307in" svg:x="0.6209in" svg:y="1.7437in"><text:p text:style-name="P318"><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19" svg:width="0.5539in" svg:height="0.3307in" svg:x="0.7in" svg:y="1.3382in"><text:p text:style-name="P318"><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19" svg:width="0.5543in" svg:height="0.3303in" svg:x="0.7957in" svg:y="0.5189in"><text:p text:style-name="P318"><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9"><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23:44:47.528000000</dc:date>
    <dc:creator>Stephen P Lepisto</dc:creator>
    <meta:editing-duration>P4DT21H23M41S</meta:editing-duration>
    <meta:editing-cycles>390</meta:editing-cycles>
    <meta:generator>LibreOffice/7.5.0.3$Windows_X86_64 LibreOffice_project/c21113d003cd3efa8c53188764377a8272d9d6de</meta:generator>
    <meta:document-statistic meta:table-count="1" meta:image-count="0" meta:object-count="0" meta:page-count="45" meta:paragraph-count="928" meta:word-count="15266" meta:character-count="112595" meta:non-whitespace-character-count="95651"/>
  </office:meta>
</office:document-meta>
</file>